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8000000280FFE04D50FDB01C03.png" manifest:media-type="image/png"/>
  <manifest:file-entry manifest:full-path="Pictures/1000056C000034EB000034EB021919698E4D38A1.svg" manifest:media-type="image/svg+xml"/>
  <manifest:file-entry manifest:full-path="Pictures/10000201000002C3000002C3096EBA7BB73CEDC2.png" manifest:media-type="image/png"/>
  <manifest:file-entry manifest:full-path="Pictures/100005C200003B2400003B2474E7BAE09743464E.svg" manifest:media-type="image/svg+xml"/>
  <manifest:file-entry manifest:full-path="Pictures/100006F70000322800003228C5FD600DC8E03D3B.svg" manifest:media-type="image/svg+xml"/>
  <manifest:file-entry manifest:full-path="Pictures/100002010000025F0000025F2E124E9FC345AD1A.png" manifest:media-type="image/png"/>
  <manifest:file-entry manifest:full-path="Pictures/10000A8D0000256D0000256D48FC78A3AA342760.svg" manifest:media-type="image/svg+xml"/>
  <manifest:file-entry manifest:full-path="Pictures/100002010000028100000281EBDCF18F89B1B85D.png" manifest:media-type="image/png"/>
  <manifest:file-entry manifest:full-path="Pictures/10000201000002750000027595D112A091624582.png" manifest:media-type="image/png"/>
  <manifest:file-entry manifest:full-path="Pictures/10000201000001C5000001C5D1C60D643B465E36.png" manifest:media-type="image/png"/>
  <manifest:file-entry manifest:full-path="Pictures/10001003000033FD000033FDA2529E9DF4FE99F6.svg" manifest:media-type="image/svg+xml"/>
  <manifest:file-entry manifest:full-path="Pictures/100003F000002F2100002F21625034534CAEF28D.svg" manifest:media-type="image/svg+xml"/>
  <manifest:file-entry manifest:full-path="Pictures/100002010000023A0000023A86C1DF3553492531.png" manifest:media-type="image/png"/>
  <manifest:file-entry manifest:full-path="Pictures/100006EA00003505000035056DA34412E3569D9F.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draw:stroke="solid" draw:stroke-dash="Dashed_20__28_var_29__20_4" svg:stroke-width="0.1cm" svg:stroke-color="#000000" draw:marker-start-width="0.35cm" draw:marker-end-width="0.35cm" draw:stroke-linejoin="none" svg:stroke-linecap="butt" draw:fill="none" draw:fill-color="#000000"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loext:graphic-properties draw:fill="none" draw:fill-color="#000000"/>
      <style:paragraph-properties fo:text-align="center"/>
    </style:style>
  </office:automatic-styles>
  <office:body>
    <office:drawing>
      <draw:page draw:name="page1" draw:style-name="dp1" draw:master-page-name="Predvolené">
        <draw:frame draw:style-name="gr1" draw:text-style-name="P1" draw:layer="layout" svg:width="3.499cm" svg:height="3.499cm" draw:transform="rotate (2.72882228549313) translate (11.096cm 15.009cm)">
          <draw:image xlink:href="Pictures/1000056C000034EB000034EB021919698E4D38A1.svg" xlink:type="simple" xlink:show="embed" xlink:actuate="onLoad" loext:mime-type="image/svg+xml">
            <text:p/>
          </draw:image>
          <draw:image xlink:href="Pictures/100002010000028000000280FFE04D50FDB01C03.png" xlink:type="simple" xlink:show="embed" xlink:actuate="onLoad" loext:mime-type="image/png"/>
        </draw:frame>
        <draw:frame draw:style-name="gr2" draw:text-style-name="P1" draw:layer="layout" svg:width="3.3cm" svg:height="3.3cm" draw:transform="rotate (1.51669111998307) translate (1.626cm 3.495cm)">
          <draw:image xlink:href="Pictures/100006F70000322800003228C5FD600DC8E03D3B.svg" xlink:type="simple" xlink:show="embed" xlink:actuate="onLoad" loext:mime-type="image/svg+xml">
            <text:p/>
          </draw:image>
          <draw:image xlink:href="Pictures/100002010000025F0000025F2E124E9FC345AD1A.png" xlink:type="simple" xlink:show="embed" xlink:actuate="onLoad" loext:mime-type="image/png"/>
        </draw:frame>
        <draw:frame draw:style-name="gr1" draw:text-style-name="P1" draw:layer="layout" svg:width="3.3cm" svg:height="3.3cm" svg:x="4.9cm" svg:y="10.8cm">
          <draw:image xlink:href="Pictures/10000A8D0000256D0000256D48FC78A3AA342760.svg" xlink:type="simple" xlink:show="embed" xlink:actuate="onLoad" loext:mime-type="image/svg+xml">
            <text:p/>
          </draw:image>
          <draw:image xlink:href="Pictures/10000201000001C5000001C5D1C60D643B465E36.png" xlink:type="simple" xlink:show="embed" xlink:actuate="onLoad" loext:mime-type="image/png"/>
        </draw:frame>
        <draw:frame draw:style-name="gr1" draw:text-style-name="P1" draw:layer="layout" svg:width="3.599cm" svg:height="3.599cm" svg:x="7.101cm" svg:y="8.201cm">
          <draw:image xlink:href="Pictures/100005C200003B2400003B2474E7BAE09743464E.svg" xlink:type="simple" xlink:show="embed" xlink:actuate="onLoad" loext:mime-type="image/svg+xml">
            <text:p/>
          </draw:image>
          <draw:image xlink:href="Pictures/10000201000002C3000002C3096EBA7BB73CEDC2.png" xlink:type="simple" xlink:show="embed" xlink:actuate="onLoad" loext:mime-type="image/png"/>
        </draw:frame>
        <draw:g>
          <draw:polygon draw:style-name="gr3" draw:text-style-name="P2" draw:layer="layout" svg:width="3.299cm" svg:height="3.299cm" svg:x="18.1cm" svg:y="3.5cm" svg:viewBox="0 0 3300 3300" draw:points="588,2112 620,2083 654,2058 690,2037 728,2019 767,2006 807,1996 847,1990 888,1988 928,1990 969,1996 1008,2006 1047,2019 1085,2037 1121,2058 1155,2083 1188,2112 1217,2145 1242,2179 1263,2215 1281,2253 1294,2292 1304,2331 1310,2372 1312,2412 1310,2453 1304,2493 1294,2533 1281,2572 1263,2610 1242,2646 1217,2680 1188,2712 1180,2720 1171,2728 1154,2743 1137,2756 1119,2768 1650,3300 2181,2768 2163,2756 2146,2743 2129,2728 2120,2720 2112,2712 2083,2680 2058,2646 2037,2610 2019,2572 2006,2533 1996,2493 1990,2453 1988,2412 1990,2372 1996,2331 2006,2292 2019,2253 2037,2215 2058,2179 2083,2145 2112,2112 2145,2083 2179,2058 2215,2037 2253,2019 2292,2006 2331,1996 2372,1990 2412,1988 2453,1990 2493,1996 2533,2006 2572,2019 2610,2037 2646,2058 2680,2083 2712,2112 2720,2120 2728,2129 2743,2146 2756,2163 2768,2181 3300,1650 2768,1119 2786,1106 2804,1092 2821,1078 2837,1063 2866,1030 2892,996 2913,960 2931,922 2944,883 2954,843 2960,803 2962,762 2960,722 2954,681 2944,642 2931,603 2913,565 2892,529 2866,495 2837,463 2805,434 2771,408 2735,387 2697,369 2658,356 2618,346 2578,340 2537,338 2497,340 2456,346 2416,356 2378,369 2340,387 2304,408 2270,434 2237,463 2222,479 2208,496 2194,514 2181,532 1650,0 1119,532 1106,514 1092,496 1078,479 1063,463 1030,434 996,408 960,387 922,369 883,356 843,346 803,340 762,338 722,340 681,346 642,356 603,369 565,387 529,408 495,434 463,463 434,495 408,529 387,565 369,603 356,642 346,681 340,722 338,762 340,803 346,843 356,883 369,922 387,960 408,996 434,1030 463,1063 479,1078 496,1092 514,1106 532,1119 0,1650 532,2181 544,2163 557,2146 572,2129 580,2120">
            <text:p/>
          </draw:polygon>
        </draw:g>
        <draw:polygon draw:style-name="gr3" draw:text-style-name="P2" draw:layer="layout" svg:width="2.861cm" svg:height="3.063cm" svg:x="21.9cm" svg:y="3.836cm" svg:viewBox="0 0 2862 3064" draw:points="1427,0 1939,586 1910,591 1882,598 1853,607 1826,619 1799,634 1773,650 1748,670 1724,692 1697,721 1674,753 1654,786 1637,821 1624,858 1614,895 1608,933 1605,971 1605,1010 1609,1048 1616,1086 1627,1123 1642,1159 1659,1194 1681,1227 1705,1258 1733,1287 1763,1312 1794,1333 1827,1351 1861,1365 1896,1375 1931,1382 1967,1385 2003,1385 2039,1381 2074,1373 2109,1361 2143,1346 2176,1327 2207,1304 2236,1278 2258,1254 2278,1229 2295,1202 2311,1174 2324,1145 2335,1116 2343,1085 2350,1055 2862,1641 2368,2134 2397,2140 2425,2150 2453,2161 2480,2175 2506,2192 2531,2210 2554,2232 2577,2255 2601,2286 2623,2320 2641,2354 2655,2391 2666,2428 2673,2466 2677,2504 2677,2542 2674,2581 2668,2619 2658,2656 2645,2692 2628,2727 2608,2761 2585,2792 2558,2822 2529,2848 2498,2871 2465,2890 2431,2905 2397,2917 2361,2925 2325,2929 2289,2929 2253,2926 2218,2919 2183,2909 2149,2895 2116,2877 2085,2856 2055,2831 2028,2802 2007,2777 1989,2750 1973,2722 1960,2693 1949,2664 1940,2634 1933,2603 1929,2572 1435,3064 1435,3064 922,2478 951,2474 980,2467 1009,2457 1036,2445 1064,2431 1090,2414 1115,2394 1139,2373 1165,2343 1189,2311 1209,2278 1225,2243 1238,2207 1248,2169 1254,2131 1257,2093 1257,2055 1253,2016 1245,1978 1234,1941 1220,1905 1202,1870 1181,1837 1156,1805 1129,1777 1099,1752 1068,1731 1035,1713 1001,1699 966,1689 931,1682 895,1679 859,1679 823,1684 787,1692 753,1703 719,1719 686,1738 655,1761 626,1787 604,1811 584,1836 566,1862 551,1890 538,1919 527,1948 519,1978 512,2009 0,1423 494,931 465,924 437,915 409,903 382,889 356,873 331,854 308,833 285,810 260,778 239,745 221,710 207,674 196,637 189,599 185,561 184,522 187,484 194,446 204,409 217,372 233,338 253,304 277,273 304,243 333,217 364,194 397,175 431,160 465,148 501,140 537,136 573,135 609,138 644,145 679,156 713,170 746,187 777,209 807,234 835,262 855,288 873,314 889,342 902,371 913,400 922,431 929,462 933,493">
          <text:p/>
        </draw:polygon>
        <draw:frame draw:style-name="gr1" draw:text-style-name="P1" draw:layer="layout" svg:width="3.2cm" svg:height="3.2cm" draw:transform="rotate (-2.3703316571335) translate (4.225cm 4.195cm)">
          <draw:image xlink:href="Pictures/100003F000002F2100002F21625034534CAEF28D.svg" xlink:type="simple" xlink:show="embed" xlink:actuate="onLoad" loext:mime-type="image/svg+xml">
            <text:p/>
          </draw:image>
          <draw:image xlink:href="Pictures/100002010000023A0000023A86C1DF3553492531.png" xlink:type="simple" xlink:show="embed" xlink:actuate="onLoad" loext:mime-type="image/png"/>
        </draw:frame>
        <draw:polygon draw:style-name="gr3" draw:text-style-name="P2" draw:layer="layout" svg:width="2.476cm" svg:height="3.19cm" draw:transform="rotate (-0.468620904160478) translate (21.6414103248042cm 6.2345009018916cm)" svg:viewBox="0 0 2477 3191" draw:points="2252,1463 2282,1463 2312,1466 2341,1470 2370,1476 2398,1484 2425,1493 2452,1504 2477,1517 2477,715 1675,715 1688,689 1699,663 1708,636 1716,608 1722,580 1726,551 1729,521 1729,491 1727,441 1719,392 1707,345 1691,299 1670,257 1646,216 1617,178 1586,143 1551,112 1513,84 1473,59 1430,38 1385,22 1337,10 1289,3 1239,0 1188,3 1140,10 1093,22 1048,38 1005,59 964,84 926,112 892,143 860,178 832,216 807,257 786,299 770,345 758,392 750,441 748,491 749,521 751,551 756,580 762,608 769,636 779,663 789,689 802,715 0,715 0,1517 26,1504 52,1493 79,1484 107,1476 136,1470 165,1466 195,1463 225,1463 275,1465 324,1473 371,1485 416,1501 459,1522 499,1546 537,1575 572,1606 604,1641 632,1679 656,1719 677,1762 694,1807 706,1854 713,1903 716,1953 713,2004 706,2052 694,2099 677,2145 656,2188 632,2228 604,2266 572,2301 537,2332 499,2360 459,2385 416,2406 371,2422 324,2434 275,2442 225,2444 195,2443 165,2441 136,2436 107,2430 79,2422 52,2413 26,2402 0,2390 0,3191 2477,3191 2477,2390 2451,2402 2425,2413 2398,2422 2370,2430 2341,2436 2312,2441 2282,2443 2252,2444 2202,2442 2153,2434 2106,2422 2061,2406 2018,2385 1978,2360 1940,2332 1905,2300 1874,2266 1845,2228 1821,2187 1800,2144 1784,2099 1771,2052 1764,2004 1761,1953 1764,1903 1771,1854 1784,1807 1800,1762 1821,1719 1845,1679 1874,1641 1905,1606 1940,1574 1978,1546 2018,1522 2061,1501 2106,1485 2153,1472 2202,1465">
          <text:p/>
        </draw:polygon>
        <draw:path draw:style-name="gr3" draw:text-style-name="P2" draw:layer="layout" svg:width="8.014cm" svg:height="7.714cm" svg:x="0.285cm" svg:y="7cm" svg:viewBox="0 0 8015 7715" svg:d="M2593 0l-18 46-9 24-8 25-20 68-17 70-12 71-7 71 1 69 2 34 5 33 7 33 8 32 11 30 14 29 5 11 5 7 5 8 5 8 33-25 39-26 44-25 49-22 55-20 29-7 31-7 32-5 33-4 36-2 36 1 31 1 30 4 29 6 28 7 28 10 26 10 26 13 25 13 23 15 23 16 22 18 20 18 19 19 18 20 17 21 16 21 27 44 24 46 20 48 17 49 14 49 10 51 6 51 4 51 2 51-2 51-4 51-8 50-11 50-14 48-17 47-21 46-26 45-29 42-17 20-18 20-19 18-20 18-21 16-23 15-23 14-24 12-26 10-27 9-27 7-29 5-47 5-45 1-43-2-42-5-40-8-38-10-36-11-34-13-63-29-56-31-86-54-5-3-5-2-8-4-6-2-3-2-3-2-6 10-2 3-2 4-3 5-3 6v2l-1 2-2 7-2 19-1 27v35l2 40 5 47 8 51 12 55 22 86 12 45 15 46 257 1 125 6 122 10 116 15 111 20 104 26 96 31 86 34 39 17 35 19 32 21 15 11 15 12 14 13 13 13 12 15 12 15 10 16 9 17 7 17 6 17 4 18 3 18 2 17 1 18v17l-1 17-5 32-7 29-9 26-71 167-12 41-5 22-4 23-2 24v26l1 28 2 29 4 21 2 10 3 8 2 8 4 7 3 6 4 6 4 6 5 5 5 4 5 5 6 4 6 4 14 8 8 4 9 3 19 7 21 5 22 4 25 2 25 1 27-2 28-3 27-4 28-7 26-7 26-10 25-11 24-12 22-13 22-14 19-15 18-16 16-17 14-18 12-18 9-18 7-19 4-18 6-48 2-19v-17l-2-15-2-12-3-12-4-10-5-9-6-9-7-8-7-8-38-41-23-31-6-10-7-11-6-13-6-14-2-8-3-9-1-9-2-9-1-21 1-20 2-21 5-20 3-10 3-9 4-9 4-9 10-15 9-15 10-13 10-12 11-11 11-10 12-10 12-9 26-16 28-16 65-34 28-13 28-12 29-9 29-7 30-6 30-5 61-4 62 1 64 4 133 17 96 17 99 20 206 47-55-218-23-107-18-104-10-68-8-66-3-66v-63l6-62 5-30 7-30 9-30 11-29 12-28 15-29 43-67 20-29 11-13 11-13 11-12 12-13 13-13 15-12 8-5 9-6 9-5 10-4 10-5 11-3 12-4 13-3 13-2 13-1h13l13 1 12 1 13 3 12 3 12 3 11 5 10 4 20 10 9 5 8 6 7 5 6 5 11 11 9 9 9 9 7 9 7 9 5 8 10 15 20 27 18 23 8 10 8 8 8 8 4 3 4 2 7 5 8 5 4 2 4 2 5 2 5 1 5 1 6 1 7 1h8l17-1 22-2 7-2 8-1 8-3 8-3 7-3 8-4 7-5 8-5 7-6 8-6 15-15 14-18 14-21 14-23 13-25 11-27 10-28 8-30 7-31 5-31 3-32v-30l-2-31-3-29-5-28-6-26-8-24-10-22-5-10-5-9-11-16-11-14-5-6-6-6-6-5-7-5-7-3-7-4-8-3-9-3-10-2-10-1-23-3-30-1-26 1-22 2-18 4-15 4-13 4-10 5-9 5-7 5-6 4-5 6-6 5-5 7-5 7-11 18-17 27-7 9-10 10-14 11-17 13-6 3-6 3-14 7-15 5-17 4-18 4-17 1h-9-9l-9-1-8-1-17-4-15-5-13-6-12-7-10-7-9-6-7-7-7-7-22-23-18-22-15-22-14-23-58-121-22-48-19-48-16-48-13-48-18-96-9-96-2-93 6-90 11-86 15-81zM5508 0l-16 69-13 74-9 78-4 79 2 80 4 40 6 39 8 38 11 38 13 37 16 36h1v1l1 1 1 3 7-6 3-2 2-1 2-1 31-18 34-15 37-13 39-11 42-8 45-5 47-2 50 1 30 2 29 5 28 6 28 8 26 9 26 11 25 13 23 13 23 15 22 16 20 17 20 18 18 19 16 20 16 20 14 21 24 44 20 45 16 46 12 47 8 48 5 48 1 48-2 49-4 48-7 48-10 47-12 47-16 46-19 45-22 43-25 42-28 40-33 38-36 36-20 16-20 16-21 14-23 13-23 12-24 11-25 10-26 7-26 7-28 4-47 4h-46l-44-4-42-7-40-11-37-14-35-17-16-9-15-10-11-8-11-9-20-18-18-18-16-18-4 9-2 11-6 26-4 31-2 36v41l1 45 4 49 7 53 23 126 32 135 76 291v1h1v1h1v1h1l215 51 103 21 99 17 62 8 60 6 56 3 51 1 47-1 41-4 35-5 15-4 13-4 12-4 10-4 8-4 8-3 6-3 5-4 10-6v-1-1h-1v-1l-65-85-38-55-38-65-18-35-16-38-15-40-12-42-9-44-6-47-2-48 1-51 4-29 5-29 8-27 10-27 11-25 14-25 15-24 16-22 18-21 19-20 20-19 22-17 22-15 23-14 23-12 24-11 25-9 25-8 26-7 25-5 26-5 25-4 26-2 26-2 53-1 53 2 53 5 27 4 26 5 52 10 52 13 52 16 50 18 49 21 48 24 47 26 45 29 42 31 41 34 37 37 33 41 16 21 14 22 12 23 12 24 9 25 9 26 6 26 5 27 5 41 1 40-2 38-4 36-7 35-9 33-11 31-13 29-13 28-15 26-30 47-30 40-27 33 3 3 20 8 23 6 25 5 27 3 61 2 67-3 71-8 73-13 75-16 73-21 30-9 29-10 57-20v-2449zM6605 1867l-17 8-14 7-6 4-5 3-5 4-4 5-3 4-3 6-3 6-2 6-2 7-1 8-2 19-1 29 1 27 3 26 5 24 7 24 8 23 10 22 11 21 26 42 29 40 63 84 16 22 16 24 8 13 7 13 7 14 7 14 6 17 6 18 4 20 2 20 1 22-1 21-3 22-2 12-3 11-9 21-9 20-11 18-13 17-13 16-15 14-16 14-17 12-18 12-19 11-41 20-44 18-46 17-31 10-31 9-63 12-64 7-66 2-68-1-69-6-143-18-141-25-72-15-72-17 30 136 14 67 11 67 10 70 8 68 5 67v66l-5 64-10 63-7 31-9 30-11 30-13 29-34 76-16 32-16 29-9 14-9 13-11 12-11 13-13 12-14 11-15 12-17 11-9 5-11 5-11 4-11 3-12 3-13 2-25 3-26 1-12-1-12-1-12-2-11-3-10-3-10-3-16-8-15-8-12-8-10-8-9-8-8-7-14-15-46-48-22-20-11-9-13-8-13-7-15-6-17-4-19-4-22-3-24-2-58 1-21 2-10 1-8 2-8 3-7 2-6 3-6 4-6 4-5 5-5 5-5 6-9 14-10 17-4 9-5 10-7 23-7 24-4 27-4 29-1 31v31l2 31 5 33 6 33 8 32 10 30 11 29 12 27 13 25 14 22 14 20 13 15 6 6 6 6 6 5 6 4 5 3 5 3 5 3 5 1 5 2 4 1h5 4 21l21-2 19-2 19-4 18-5 17-6 34-13 144-76 23-11 25-10 29-10 15-4 15-3 16-2 17-2h17 17l18 2 18 3 18 5 18 6 18 7 16 9 16 9 15 10 13 11 13 12 13 12 12 13 22 28 20 31 19 32 19 35 28 65 25 70 20 76 18 80 13 84 11 89 14 186 6-1h6l12-2 24-5 139-19 67-6 66-2 65 2 64 6 62 12 31 8 30 10 46 17 41 17 19 9 18 10 18 9 17 11 17 12 16 13 17 15 15 17 14 18 6 10 6 10 5 11 5 12 4 11 3 13 2 12 2 13v12 12l-1 11-1 12-3 11-2 10-7 21-8 18-8 16-9 15-9 13-9 13-9 11-10 10-36 37-67 64-29 31-13 15-12 15-10 16-9 17-8 17-5 18-4 19-2 20v22l2 23 2 9 2 8 3 9 3 8 4 8 5 8 5 9 7 8 7 7 7 8 9 8 9 8 22 15 25 15 28 16 31 14 34 12 35 12 37 9 39 8 39 6 40 4 40 3h39l38-2 36-4 35-5 32-7 30-9 27-9 23-11 18-9 8-5 7-5 6-5 6-5 4-5 4-5 4-6 3-5 2-6 2-5 2-6 1-7 2-21 1-21-2-19-3-19-4-19-7-17-7-18-9-17-22-34-25-35-61-76-33-45-17-25-16-28-6-15-7-15-5-17-4-17-3-18-2-18-1-20 1-20 3-21 5-20 6-19 8-19 9-18 11-17 12-16 14-17 14-15 16-15 35-28 38-26 41-24 47-23 48-19 49-16 50-11 50-8 50-5 50-1 50 1 98 8 97 17 92 22 87 25 4 1 3 1 3 1 3 1 7 2 3 1 3 1v-2203l-3 2-3 1-6 2-5 1-6 2-86 26-89 23-93 18-94 12-48 3h-48l-48-2-48-5-47-8-48-12-46-16-47-19-35-17-32-18-16-9-14-10-15-11-13-11-14-13-14-14-12-15-12-16-10-18-9-19-7-20-3-11-3-11-1-10v-11l-1-10 1-11 2-19 5-19 5-18 6-16 7-14 7-13 16-23 14-20 27-34 51-55 21-25 9-13 8-13 7-13 6-15 5-15 3-17 2-18v-19l-1-21-3-24-2-7-1-8-3-8-3-8-5-9-5-9-5-9-7-9-15-18-19-19-22-19-25-19-29-18-31-17-33-16-35-15-36-13-37-11-37-9-38-8-27-5-27-3-27-2h-26-21l-19 1-19 2-18 2-17 3-16 3-14 4zM2672 2382l22 67 91 293 39 145 32 141 12 69 9 67 5 67 1 65-5 64-5 31-6 31-8 30-11 30-12 30-14 29-21 40-22 35-11 16-11 16-24 30-13 14-16 14-17 13-19 13-11 5-10 5-12 5-11 4-13 3-13 3-13 2-14 1h-13l-14-1-12-1-13-3-11-3-12-3-11-4-10-5-19-10-17-12-15-11-13-12-20-20-16-19-15-18-13-19-27-35-26-31-13-15-12-12-13-12-13-10-13-9-12-8-7-3-7-3-7-3-8-3-8-2-9-1-9-2h-10-22l-26 2-10 1-9 2-9 3-9 3-9 4-8 4-9 5-8 6-8 6-9 7-8 8-8 8-15 20-16 23-15 27-13 30-12 32-10 34-9 35-8 37-5 38-4 38-1 38 2 38 3 37 5 36 7 34 9 32 9 29 12 26 12 23 12 19 6 9 6 7 6 7 6 5 6 6 6 4 7 4 7 3 6 3 7 2 8 1 7 2 25 2 23 1 23-1 21-3 21-4 20-6 19-7 19-8 38-21 37-23 82-56 45-30 26-15 28-14 15-6 16-6 16-5 18-3 18-3 19-2 20-1 21 1 21 3 20 4 20 6 19 7 18 9 18 10 17 11 17 13 16 14 15 15 29 32 25 35 24 37 14 28 12 28 10 28 8 29 6 29 5 29 4 60-2 61-6 63-19 131-28 136-35 142-80 294-10 31 216-17 101-13 96-16 87-17 79-20 69-21 29-11 27-12h1v-1-1l-17-29-16-31-13-34-10-37-8-39-5-42-2-44 1-47 2-29 4-28 6-27 7-27 10-26 10-25 12-24 14-23 15-23 15-21 17-20 18-19 19-19 20-17 20-15 21-15 43-26 45-22 46-19 48-14 48-12 49-8 49-6 49-3h49l49 1 49 5 47 7 47 11 45 13 44 17 43 20 21 12 20 12 20 14 20 16 18 16 18 17 16 19 16 19 14 20 13 22 11 22 10 23 8 24 5 25 4 26 2 26-2 61-7 55-11 51-15 46-16 41-17 35-17 29-14 24 14 10 17 12 21 13 26 13 7 4 8 3 11 3 12 2 30 5 35 3h41l46-1 51-4 55-8 120-21 131-29 282-72 233-59-14-191-11-88-12-81-14-73-15-63-16-52-9-22-8-19-5-10-5-9-4-7-4-6-4-6-4-4-6-8-64 36-44 23-51 24-58 22-32 10-33 9-36 7-37 5-39 3-40 1-28-2-27-3-26-6-26-7-24-9-24-10-22-12-22-13-21-15-20-15-19-17-18-17-33-37-29-38-26-41-22-42-20-44-17-45-14-46-12-47-9-48-6-48-4-48-2-49 2-49 5-48 9-48 13-47 17-46 22-46 12-22 15-21 16-21 17-19 19-19 20-18 21-17 22-16 24-14 25-13 26-12 26-10 28-8 29-7 29-5 30-2 36-1 34 1 34 3 31 4 31 6 29 7 54 18 49 21 44 23 38 25 34 24 2-5 3-5 2-4 3-4 6-8 3-6 3-6 4-11 4-13 7-31 5-37 2-43 1-48-3-53-5-57-9-60-16-92-20-97-51-205-284-69-131-28-120-21-57-7-53-5-48-2-42 1-36 2-30 4-12 2-10 2-8 2-6 3-5 3-4 2-7 5-6 4-8 5 18 30 19 36 17 39 15 44 11 49 4 26 3 27 1 27v29l-2 30-4 31-10 50-16 48-19 44-24 42-28 39-32 36-34 34-38 30-40 28-41 25-44 22-45 19-46 16-47 13-47 11-47 8-46 5-48 2-47-2-47-4-47-8-46-12-45-16-44-20-21-12-20-13-20-15-19-16-19-17-17-18-17-19-15-21-14-21-13-23-12-23-10-24-9-25-8-26-6-26-4-27-3-46-1-45 2-42 4-41 14-76 19-67 21-59 21-49 19-40 12-29-5-3-7-5-10-6-12-6-16-8-18-8-48-19-62-20-72-17-82-15-91-13-96-10-103-7-215-8zM1634 2545l-11 6-9 5-8 5-7 5-6 4-5 4-9 8 47 64 29 44 28 51 14 29 12 31 11 32 9 35 7 36 4 38 1 40-2 41-3 26-5 25-8 25-9 23-11 23-13 21-14 21-15 19-17 19-18 17-19 17-19 15-20 13-21 13-22 11-21 10-45 17-45 13-46 10-47 7-47 4-49 1-48-2-49-4-48-7-48-10-48-13-47-15-47-18-45-20-44-24-42-27-40-30-38-34-35-38-31-42-14-22-13-22-12-24-10-24-9-25-8-26-6-27-4-27-5-48v-46l4-44 8-41 10-39 14-37 16-34 19-31 7-10 8-11 16-18 15-17 16-15-2-1-1-1h-1l-2-2-30-13-31-11-32-9-34-7-35-5-35-4-73-3-75 4-75 9-74 13-72 17-25 7-24 6-23 7-23 8v2694l23 8 23 7 24 7 25 6 72 17 74 14 75 9 74 4 74-2 35-4 35-5 34-7 33-10 32-11 30-13 20-10 15-9 25-16-25-32-28-39-28-46-26-53-12-29-10-31-9-33-7-35-4-36-3-38 1-40 3-42 4-28 6-27 7-26 10-26 11-24 12-24 13-23 15-22 16-21 17-20 19-19 19-18 20-17 20-15 21-15 22-13 45-24 47-20 47-16 49-13 49-10 50-7 50-4 50-1 51 1 50 4 49 7 49 10 48 12 47 16 46 19 44 21 42 26 41 29 19 17 18 17 17 18 17 20 15 20 14 21 13 22 12 23 9 24 9 25 6 25 5 27 4 38v37l-2 36-4 34-7 33-9 31-11 29-12 28-26 50-29 44-28 37-25 31 6 4 5 4 8 5 11 6 22 11 27 11 66 21 80 20 93 18 103 16 111 13 116 10 121 6 32-109 79-290 32-133 25-123 8-56 5-52 3-47v-41l-2-36-3-28-2-12-2-9-2-8-3-5-9-15-6-10-8-11-7 4-9 5-11 6-13 8-88 59-57 33-64 32-35 14-37 13-39 11-41 8-43 6-45 3-46-1-49-5-29-5-28-7-27-9-26-11-24-13-24-14-23-15-21-17-21-19-19-19-18-20-17-21-30-44-25-46-21-47-17-49-14-50-11-51-7-52-4-53-1-52 2-53 4-53 7-53 9-53 13-52 16-50 19-50 22-48 26-46 31-44 34-42 20-20 20-19 21-18 23-17 23-15 25-15 25-12 27-12 27-9 29-8 29-7 30-4 53-3 51 2 48 6 46 10 43 14 41 17 37 20 33 22 22 16 20 17 18 16 16 17 16 17 14 16 25 32 4-10 4-12 5-28 4-33 2-39v-43l-3-48-6-53-10-56-27-124-36-134-88-285-47-140-118 11-113 14-107 17-100 19-91 21-79 22-65 22-28 11zM963 4652l-19 12-17 12-7 7-7 6-6 7-6 7-5 7-4 7-4 8-4 9-3 8-2 10-2 10-1 10-3 28v25 23l3 21 4 19 5 17 6 16 7 15 9 14 9 14 22 26 51 59 14 18 7 10 7 10 7 11 8 13 6 14 7 15 3 8 2 8 4 19 3 20 1 21-2 22-3 21-2 11-3 10-4 10-4 10-9 18-10 17-11 16-12 14-12 14-13 12-14 12-14 11-32 20-35 19-79 40-51 21-50 19-52 14-51 12-51 8-52 5-102 4-100-5-97-12-92-18-87-21h-2l-1-1-4-1-3-1-4-2v2200h2295l-15-73-10-77-4-80 2-82 11-84 9-42 11-42 13-41 17-42 19-42 23-41 37-63 16-27 17-24 17-23 19-21 22-20 25-19 7-4 8-5 17-9 20-7 20-6 22-4 11-2h11l11-1 10 1 11 1 10 2 19 5 17 6 14 6 13 7 11 7 9 7 8 7 7 6 37 32 6 5 6 4 6 4 7 3 7 3 9 3 10 3 11 2 14 1h17 20l24-3 5-1 6-1 5-2 6-2 7-3 6-4 7-5 7-5 7-6 8-7 14-16 15-20 16-24 15-28 14-29 14-33 11-34 10-35 8-37 7-38 4-37 2-37-1-36-2-35-4-34-6-32-7-29-9-27-10-23-11-19-10-17-5-6-6-7-5-5-6-5-6-4-7-4-7-3-8-2-8-2-9-2-20-2-27-1-24 2-10 1-10 2-9 2-9 2-8 3-8 3-7 4-7 4-13 8-13 9-13 11-12 11-11 13-11 14-11 15-11 16-21 33-22 34-13 19-8 10-9 10-5 6-5 6-6 6-6 6-8 7-9 6-9 6-12 6-6 3-6 3-15 6-15 4-17 3-17 2h-18-8l-9-1-8-1-9-2-16-5-14-5-13-5-12-6-11-7-10-7-8-7-8-8-7-7-6-8-11-16-17-30-16-30-16-33-15-36-17-41-10-29-9-30-13-62-7-63-2-64 3-66 7-68 20-139 41-191-119-6-115-9-111-13-106-17-101-22-94-26-87-31-40-18-39-19-37-20-34-21-32-21-28-23-13-12-13-13-11-14-10-15-9-15-9-17-7-18-6-20-2-10-2-10-2-20 1-20 1-20 4-19 5-18 6-16 6-14 7-14 7-12 7-11 8-10 27-35 49-53 20-23 8-11 8-12 6-12 6-13 4-14 3-15 2-16v-18-20l-3-21-1-7-1-6-2-6-3-6-3-6-3-6-4-6-5-6-5-6-6-6-6-6-8-6-17-11-20-12-30-12-30-11-31-9-30-7-30-6-29-5-29-2-28-1-33 1-32 2-32 5-30 6-29 7-27 9-25 11zM7570 5177h-29l-28 2-27 3-26 5-25 5-24 8-22 8-20 10-18 10-13 8-8 6-7 4 2 4 2 3 4 8 5 9 4 6 4 6 65 82 37 52 36 61 16 33 14 35 12 37 10 39 7 40 3 43-1 44-5 47-5 27-7 27-10 26-11 24-13 24-15 22-16 22-18 20-19 19-20 18-21 17-22 15-23 14-23 13-47 23-50 17-51 15-51 11-53 8-54 5-54 2h-54l-55-3-54-6-54-8-53-10-53-14-52-16-51-19-49-22-47-25-46-29-43-33-40-37-19-20-18-21-16-22-15-23-14-24-12-24-10-26-9-26-6-28-5-28-5-45v-43l4-42 7-39 9-38 13-35 15-34 16-31 18-30 19-28 41-51 39-43 37-37-5-2-4-1-11-5-13-4-15-3-34-6-40-3-45-1-50 1-54 4-58 6-61 9-94 17-13 262-12 129-16 125-20 120-25 113-30 106-34 96-37 85-19 37-21 35-11 16-12 15-13 14-14 14-14 12-16 12-17 11-18 10-20 9-21 7-21 5-21 4-21 2-21 1-20-1-19-3-17-4-16-4-15-5-14-5-14-6-13-6-25-12-89-48-43-23-43-21-46-17-24-7-25-6-27-5-29-3-30-1h-32l-21 1-8 1-8 1-6 2-6 2-6 2-4 3-4 3-4 4-3 5-4 5-6 12-7 15-4 9-3 10-5 23-4 25-2 28-1 31 1 32 4 33 5 33 8 35 9 34 11 33 13 33 15 31 15 29 16 27 18 25 17 21 16 17 16 14 14 10 7 5 6 3 6 3 6 3 5 2 5 1 4 1 4 1h20l18-1 16-2 14-3 13-4 11-4 11-6 10-6 10-7 9-8 21-18 23-21 28-24 17-14 9-7 11-8 12-7 13-7 15-6 17-6 9-3 9-2 10-2 10-1h21l22 1 21 3 21 5 9 3 10 3 9 4 9 4 17 9 15 9 14 10 14 10 12 11 12 11 21 25 20 27 20 30 40 68 25 46 20 45 17 47 13 47 10 47 7 48 7 95-3 94-9 92-15 89-18 84-1 4v4l-2 6-2 7-2 7h2309v-2444l-57-20-29-10-30-9-41-12-42-11-41-9-42-8-42-6-41-5-41-3z">
          <text:p/>
        </draw:path>
        <draw:g>
          <draw:polygon draw:style-name="gr3" draw:text-style-name="P2" draw:layer="layout" svg:width="2.914cm" svg:height="3.298cm" svg:x="20.685cm" svg:y="0.1cm" svg:viewBox="0 0 2915 3299" draw:points="2808,2206 2643,2207 2632,2208 2622,2209 2611,2212 2601,2215 2596,2218 2592,2220 2587,2223 2583,2225 2578,2229 2574,2232 2570,2236 2566,2239 2557,2249 2547,2258 2537,2266 2526,2274 2515,2281 2504,2287 2493,2293 2481,2299 2469,2304 2457,2308 2444,2311 2432,2314 2406,2318 2379,2319 2353,2318 2327,2314 2302,2308 2278,2299 2256,2288 2234,2275 2214,2260 2196,2243 2179,2225 2164,2205 2151,2183 2140,2161 2131,2137 2125,2112 2121,2086 2119,2059 2121,2033 2125,2007 2131,1982 2140,1958 2151,1936 2164,1914 2179,1894 2195,1876 2214,1859 2234,1844 2255,1831 2278,1820 2302,1811 2327,1805 2353,1801 2379,1799 2405,1801 2431,1805 2456,1811 2480,1820 2492,1825 2503,1831 2514,1838 2525,1845 2536,1852 2546,1860 2556,1869 2565,1878 2573,1886 2582,1892 2591,1897 2601,1902 2611,1906 2622,1908 2632,1910 2638,1910 2643,1910 2807,1910 2818,1910 2828,1908 2838,1906 2848,1902 2853,1900 2858,1898 2862,1895 2867,1892 2871,1889 2875,1886 2879,1882 2883,1878 2890,1871 2896,1862 2902,1853 2906,1844 2910,1834 2912,1824 2914,1814 2914,1803 2914,1802 2913,944 2913,938 2913,933 2912,928 2911,923 2908,913 2905,903 2900,893 2895,884 2888,876 2881,868 2873,861 2865,854 2856,849 2847,845 2837,841 2826,839 2816,837 2805,837 1863,839 1665,839 1665,737 1665,737 1666,722 1668,707 1672,692 1677,678 1680,671 1684,664 1688,658 1692,651 1696,645 1701,639 1706,633 1711,628 1737,601 1759,572 1778,541 1794,509 1800,492 1806,475 1811,458 1815,441 1818,423 1821,405 1822,386 1822,368 1822,366 1820,329 1815,292 1806,257 1793,224 1778,192 1760,162 1739,134 1715,108 1689,84 1661,63 1631,45 1599,29 1566,17 1531,8 1495,2 1458,0 1420,2 1384,8 1349,17 1316,29 1284,45 1254,63 1226,84 1200,108 1177,134 1156,162 1137,192 1122,224 1109,257 1100,292 1095,329 1093,366 1093,368 1093,386 1095,405 1097,423 1100,441 1104,458 1109,475 1115,492 1122,509 1137,541 1156,572 1178,601 1204,628 1209,633 1214,639 1219,645 1223,651 1228,658 1231,664 1235,671 1238,678 1243,692 1247,707 1249,722 1250,737 1250,737 1250,839 1052,839 110,837 99,837 89,839 78,841 69,845 59,849 50,854 42,861 34,868 27,876 21,884 15,893 10,903 7,913 4,923 3,928 3,933 2,938 2,944 1,1802 1,1803 2,1814 3,1824 6,1834 9,1844 13,1853 19,1862 25,1871 32,1878 36,1882 40,1886 44,1889 48,1892 53,1895 57,1898 62,1900 67,1902 77,1906 87,1908 97,1910 108,1910 272,1910 283,1910 294,1908 304,1906 314,1902 324,1897 333,1892 342,1886 350,1878 359,1869 369,1860 379,1852 390,1845 401,1838 412,1831 423,1825 435,1820 459,1811 485,1805 510,1801 537,1799 563,1801 589,1805 614,1811 638,1820 660,1831 682,1844 702,1859 720,1876 737,1894 752,1914 765,1936 775,1958 784,1982 790,2007 794,2033 796,2059 794,2086 790,2112 784,2137 775,2161 764,2183 751,2205 736,2225 719,2243 701,2260 681,2275 659,2288 637,2299 613,2308 588,2314 562,2318 536,2319 509,2318 484,2314 471,2311 458,2308 446,2304 434,2299 422,2293 411,2287 400,2281 389,2274 378,2266 368,2258 358,2249 349,2239 345,2236 341,2232 337,2229 333,2225 328,2223 323,2220 319,2218 314,2215 304,2212 293,2209 283,2208 272,2207 107,2206 96,2207 85,2209 75,2211 65,2215 56,2219 47,2225 39,2231 31,2238 24,2245 18,2254 13,2262 8,2272 5,2282 2,2292 1,2302 0,2313 1,3191 1,3191 2,3202 3,3213 6,3223 9,3233 14,3242 19,3251 25,3259 32,3267 40,3274 48,3280 57,3285 66,3290 76,3293 86,3296 97,3297 108,3298 1203,3299 1213,3298 1224,3297 1234,3294 1244,3291 1253,3287 1262,3281 1267,3278 1271,3275 1275,3272 1279,3268 1282,3264 1286,3260 1289,3256 1292,3252 1297,3243 1302,3233 1305,3223 1308,3213 1309,3203 1310,3192 1310,3101 1310,3101 1309,3090 1308,3080 1305,3069 1301,3059 1299,3054 1297,3050 1294,3045 1291,3040 1288,3036 1285,3032 1281,3028 1278,3024 1260,3005 1244,2984 1230,2962 1224,2951 1219,2939 1214,2927 1210,2915 1207,2903 1204,2890 1202,2877 1200,2864 1199,2838 1199,2837 1200,2811 1204,2785 1210,2760 1219,2736 1230,2714 1243,2692 1258,2672 1274,2654 1293,2637 1313,2622 1334,2609 1357,2598 1381,2589 1405,2583 1431,2579 1458,2577 1484,2579 1510,2583 1535,2589 1558,2598 1581,2609 1602,2622 1622,2637 1641,2654 1657,2672 1672,2692 1685,2714 1696,2736 1705,2760 1711,2785 1715,2811 1716,2837 1716,2838 1715,2864 1714,2877 1711,2890 1708,2903 1705,2915 1701,2927 1696,2939 1691,2951 1685,2962 1671,2984 1656,3005 1638,3024 1634,3028 1630,3032 1627,3036 1624,3040 1621,3045 1618,3050 1616,3054 1614,3059 1610,3069 1608,3080 1606,3090 1606,3101 1606,3101 1606,3192 1606,3203 1608,3213 1610,3223 1614,3233 1618,3243 1623,3252 1626,3256 1629,3260 1633,3264 1637,3268 1640,3272 1644,3275 1649,3278 1653,3281 1662,3287 1671,3291 1681,3294 1692,3297 1702,3298 1712,3299 2807,3298 2818,3297 2829,3296 2839,3293 2849,3290 2858,3285 2867,3280 2875,3274 2883,3267 2890,3259 2896,3251 2901,3242 2906,3233 2909,3223 2912,3213 2914,3202 2914,3191 2914,3191 2915,2313 2915,2302 2913,2292 2910,2282 2907,2272 2902,2262 2897,2254 2891,2245 2884,2238 2876,2231 2868,2225 2859,2219 2850,2215 2840,2211 2830,2209 2819,2207">
            <text:p/>
          </draw:polygon>
        </draw:g>
        <draw:g>
          <draw:frame draw:style-name="gr1" draw:text-style-name="P1" draw:layer="layout" svg:width="2.375cm" svg:height="2.375cm" draw:transform="rotate (-0.483979801578028) translate (5.428cm -0.2cm)">
            <draw:image xlink:href="Pictures/10001003000033FD000033FDA2529E9DF4FE99F6.svg" xlink:type="simple" xlink:show="embed" xlink:actuate="onLoad" loext:mime-type="image/svg+xml">
              <text:p/>
            </draw:image>
            <draw:image xlink:href="Pictures/10000201000002750000027595D112A091624582.png" xlink:type="simple" xlink:show="embed" xlink:actuate="onLoad" loext:mime-type="image/png"/>
          </draw:frame>
          <draw:frame draw:style-name="gr1" draw:text-style-name="P1" draw:layer="layout" svg:width="2.376cm" svg:height="2.375cm" draw:transform="skewX (-0.000872664625997141) rotate (-0.484677933278826) translate (6.967cm 0.616cm)">
            <draw:image xlink:href="Pictures/10001003000033FD000033FDA2529E9DF4FE99F6.svg" xlink:type="simple" xlink:show="embed" xlink:actuate="onLoad" loext:mime-type="image/svg+xml">
              <text:p/>
            </draw:image>
            <draw:image xlink:href="Pictures/10000201000002750000027595D112A091624582.png" xlink:type="simple" xlink:show="embed" xlink:actuate="onLoad" loext:mime-type="image/png"/>
          </draw:frame>
          <draw:frame draw:style-name="gr1" draw:text-style-name="P1" draw:layer="layout" svg:width="2.375cm" svg:height="2.374cm" draw:transform="rotate (-0.483979801578028) translate (4.605cm 1.38cm)">
            <draw:image xlink:href="Pictures/10001003000033FD000033FDA2529E9DF4FE99F6.svg" xlink:type="simple" xlink:show="embed" xlink:actuate="onLoad" loext:mime-type="image/svg+xml">
              <text:p/>
            </draw:image>
            <draw:image xlink:href="Pictures/10000201000002750000027595D112A091624582.png" xlink:type="simple" xlink:show="embed" xlink:actuate="onLoad" loext:mime-type="image/png"/>
          </draw:frame>
        </draw:g>
        <draw:frame draw:style-name="gr1" draw:text-style-name="P1" draw:layer="layout" svg:width="3.755cm" svg:height="3.755cm" draw:transform="rotate (0.28920105705546) translate (11.4cm 11.771cm)">
          <draw:image xlink:href="Pictures/100006EA00003505000035056DA34412E3569D9F.svg" xlink:type="simple" xlink:show="embed" xlink:actuate="onLoad" loext:mime-type="image/svg+xml">
            <text:p/>
          </draw:image>
          <draw:image xlink:href="Pictures/100002010000028100000281EBDCF18F89B1B85D.png" xlink:type="simple" xlink:show="embed" xlink:actuate="onLoad" loext:mime-type="image/png"/>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Vyplnené" draw:style="linear" draw:start-color="#ffffff" draw:end-color="#cccccc" draw:start-intensity="100%" draw:end-intensity="100%" draw:angle="300" draw:border="0%"/>
    <draw:gradient draw:name="Vyplnené_20_modré" draw:display-name="Vyplnené modré" draw:style="linear" draw:start-color="#729fcf" draw:end-color="#355269" draw:start-intensity="100%" draw:end-intensity="100%" draw:angle="300" draw:border="0%"/>
    <draw:gradient draw:name="Vyplnené_20_zelené" draw:display-name="Vyplnené zelené" draw:style="linear" draw:start-color="#77bc65" draw:end-color="#127622" draw:start-intensity="100%" draw:end-intensity="100%" draw:angle="300" draw:border="0%"/>
    <draw:gradient draw:name="Vyplnené_20_červené" draw:display-name="Vyplnené červené" draw:style="linear" draw:start-color="#ff6d6d" draw:end-color="#c9211e" draw:start-intensity="100%" draw:end-intensity="100%" draw:angle="300" draw:border="0%"/>
    <draw:gradient draw:name="Vyplnené_20_žlté" draw:display-name="Vyplnené žlté" draw:style="linear" draw:start-color="#ffde59" draw:end-color="#b47804" draw:start-intensity="100%" draw:end-intensity="100%" draw:angle="300" draw:border="0%"/>
    <draw:gradient draw:name="Útvary"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sk"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bez_20_výplne_20_a_20_obrysu" style:display-name="Objekt bez výplne a obrysu"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Útvary"/>
      <style:text-properties fo:font-size="14pt" fo:font-weight="bold"/>
    </style:style>
    <style:style style:name="Filled" style:family="graphic" style:parent-style-name="Shapes">
      <style:graphic-properties draw:fill="gradient" draw:fill-gradient-name="Vyplnené"/>
    </style:style>
    <style:style style:name="Filled_20_Blue" style:display-name="Filled Blue" style:family="graphic" style:parent-style-name="Filled">
      <style:graphic-properties draw:fill-gradient-name="Vyplnené_20_modré"/>
      <style:text-properties fo:color="#ffffff"/>
    </style:style>
    <style:style style:name="Filled_20_Green" style:display-name="Filled Green" style:family="graphic" style:parent-style-name="Filled">
      <style:graphic-properties draw:fill-gradient-name="Vyplnené_20_zelené"/>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Vyplnené_20_červené"/>
      <style:text-properties fo:color="#ffffff"/>
    </style:style>
    <style:style style:name="Filled_20_Yellow" style:display-name="Filled Yellow" style:family="graphic" style:parent-style-name="Filled">
      <style:graphic-properties draw:fill-gradient-name="Vyplnené_20_žlté"/>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5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volené"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27T13:16:20.370000000</meta:creation-date>
    <dc:date>2021-08-27T14:06:24.529000000</dc:date>
    <meta:editing-duration>PT12M12S</meta:editing-duration>
    <meta:editing-cycles>2</meta:editing-cycles>
    <meta:generator>LibreOffice/6.2.5.2$Windows_x86 LibreOffice_project/1ec314fa52f458adc18c4f025c545a4e8b22c159</meta:generator>
    <meta:document-statistic meta:object-count="17"/>
  </office:meta>
</office:document-meta>
</file>